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1f68b" officeooo:paragraph-rsid="0001f68b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1f68b" officeooo:paragraph-rsid="0001f68b"/>
    </style:style>
    <style:style style:name="P3" style:family="paragraph" style:parent-style-name="Standard" style:list-style-name="L1">
      <style:paragraph-properties fo:line-height="150%" fo:text-align="justify" style:justify-single-word="false"/>
      <style:text-properties officeooo:rsid="0001f68b" officeooo:paragraph-rsid="0001f68b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officeooo:rsid="00023c72" officeooo:paragraph-rsid="00023c72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fo:font-style="normal" officeooo:rsid="00023c72" officeooo:paragraph-rsid="00023c72" style:font-style-asian="normal" style:font-style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fo:font-style="normal" officeooo:rsid="00045047" officeooo:paragraph-rsid="00045047" style:font-style-asian="normal" style:font-style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officeooo:paragraph-rsid="0001f68b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officeooo:paragraph-rsid="00023c72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officeooo:paragraph-rsid="00027cfc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03b42b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officeooo:paragraph-rsid="00045047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officeooo:paragraph-rsid="0005dd61"/>
    </style:style>
    <style:style style:name="T1" style:family="text">
      <style:text-properties officeooo:rsid="0001f6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3c72" style:font-style-asian="italic" style:font-style-complex="italic"/>
    </style:style>
    <style:style style:name="T4" style:family="text">
      <style:text-properties fo:font-style="italic" officeooo:rsid="0003b42b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3c72" style:font-style-asian="normal" style:font-style-complex="normal"/>
    </style:style>
    <style:style style:name="T7" style:family="text">
      <style:text-properties fo:font-style="normal" officeooo:rsid="00027cfc" style:font-style-asian="normal" style:font-style-complex="normal"/>
    </style:style>
    <style:style style:name="T8" style:family="text">
      <style:text-properties fo:font-style="normal" officeooo:rsid="0003b42b" style:font-style-asian="normal" style:font-style-complex="normal"/>
    </style:style>
    <style:style style:name="T9" style:family="text">
      <style:text-properties fo:font-style="normal" officeooo:rsid="00045047" style:font-style-asian="normal" style:font-style-complex="normal"/>
    </style:style>
    <style:style style:name="T10" style:family="text">
      <style:text-properties fo:font-style="normal" officeooo:rsid="0005dd61" style:font-style-asian="normal" style:font-style-complex="normal"/>
    </style:style>
    <style:style style:name="T11" style:family="text">
      <style:text-properties officeooo:rsid="0005dd6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gas Komunikasi Data</text:p>
      <text:p text:style-name="P1">Bab Media Transmisi</text:p>
      <text:p text:style-name="P2"/>
      <text:list xml:id="list1507461641" text:style-name="L1">
        <text:list-item>
          <text:p text:style-name="P3">Sebutkan dan jelaskan terminologi-terminologi yang ada di dalam media transmisi.</text:p>
        </text:list-item>
        <text:list-item>
          <text:p text:style-name="P3">Sebutkan dan jelaskan media-media transmisi. Apa saja perbedaannya?</text:p>
        </text:list-item>
        <text:list-item>
          <text:p text:style-name="P7"><text:span text:style-name="T1">Sebutkan dan jelaskan karakteristik-karakteristik transmisi di media terpandu.</text:span></text:p>
        </text:list-item>
        <text:list-item>
          <text:p text:style-name="P3">Mengapa kabel <text:span text:style-name="T2">unshielded twisted-pair </text:span><text:span text:style-name="T6">(UTP) </text:span><text:span text:style-name="T5">lebih baik daripada </text:span><text:span text:style-name="T2">parallel flat </text:span><text:span text:style-name="T6">dari segi ketahanan terhadap derau (</text:span><text:span text:style-name="T3">noise</text:span><text:span text:style-name="T6">)</text:span><text:span text:style-name="T5">? Jelaskan!</text:span></text:p>
        </text:list-item>
        <text:list-item>
          <text:p text:style-name="P5">Jelaskan tipe-tipe pengkabelan pada UTP.</text:p>
        </text:list-item>
        <text:list-item>
          <text:p text:style-name="P8"><text:span text:style-name="T6">Jelaskan fungsi dari komponen-komponen yang terdapat di kabel </text:span><text:span text:style-name="T3">shielded twistet pair </text:span><text:span text:style-name="T6">(STP).</text:span></text:p>
        </text:list-item>
        <text:list-item>
          <text:p text:style-name="P4"><text:span text:style-name="T5">Jelaskan apa itu fiber optik?</text:span></text:p>
        </text:list-item>
        <text:list-item>
          <text:p text:style-name="P4"><text:span text:style-name="T5">Jelaskan fungsi dari komponen-komponen yang terdapat di fiber optik.</text:span></text:p>
        </text:list-item>
        <text:list-item>
          <text:p text:style-name="P4"><text:span text:style-name="T5">Jelaskan mode-mode perambatan yang ada di fiber optik?</text:span></text:p>
        </text:list-item>
        <text:list-item>
          <text:p text:style-name="P9"><text:span text:style-name="T7">Jelaskan jenis-jenis gangguan dalam transmisi.</text:span></text:p>
        </text:list-item>
        <text:list-item>
          <text:p text:style-name="P10"><text:span text:style-name="T7">D</text:span><text:span text:style-name="T8">iketahui panjang gelombang (vakum) cahaya yang akan digunakan sebesar 1325 nm. Tentukan panjang gelombang aktual yang ditransmisikan di dalam fiber optik.</text:span></text:p>
        </text:list-item>
        <text:list-item>
          <text:p text:style-name="P10"><text:span text:style-name="T8">Diketahui </text:span><text:span text:style-name="T4">gain </text:span><text:span text:style-name="T8">dari antena sebesar 3 dB. Tentukan daya radiasi jika daya masukkannya sebesar 600 W.</text:span></text:p>
        </text:list-item>
        <text:list-item>
          <text:p text:style-name="P11"><text:span text:style-name="T8">T</text:span><text:span text:style-name="T9">entukan area efektif dari antena parabolik yang memiliki gain 300 dB jika parabola tersebut bekerja pada frekuensi wifi. (Frekuensi wifi adalah 2,4 Ghz).</text:span></text:p>
        </text:list-item>
        <text:list-item>
          <text:p text:style-name="P6">Sebutkan dan jelaskan rute propagasi dalam transmisi wireless. Sertakan juga gambar propagasinya dan frekuensi kerjanya.</text:p>
        </text:list-item>
        <text:list-item>
          <text:p text:style-name="P12"><text:span text:style-name="T10">Diketahui tinggi dari antena penerima adalah 20 m. Berdasarkan propagasi LOS (line-of-sight), berapa tinggi minimum dari antena pengirim, jika jarak antara kedua antenna adalah 45 km?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SG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0-03-19T07:39:33.476533172</meta:creation-date>
    <dc:date>2020-03-19T09:50:40.710209109</dc:date>
    <dc:creator>Mifta Nur Farid</dc:creator>
    <meta:editing-duration>PT9M36S</meta:editing-duration>
    <meta:editing-cycles>3</meta:editing-cycles>
    <meta:generator>LibreOffice/6.4.1.2$Linux_X86_64 LibreOffice_project/40$Build-2</meta:generator>
    <meta:document-statistic meta:table-count="0" meta:image-count="0" meta:object-count="0" meta:page-count="1" meta:paragraph-count="17" meta:word-count="209" meta:character-count="1470" meta:non-whitespace-character-count="1293"/>
  </office:meta>
</office:document-meta>
</file>